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139in" fo:margin-bottom="0in" style:contextual-spacing="false" fo:line-height="165%"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1665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in" fo:margin-bottom="0in" style:contextual-spacing="false" fo:line-height="120%" style:writing-mode="lr-tb"/>
      <style:text-properties fo:font-weight="normal"/>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ffff00"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italic"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 style:family="text">
      <style:text-properties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efe5aa8c-7fff-081f-f24b-3b1d623cdef2"/>To my brother,</text:p>
      <text:p text:style-name="Text_20_body"/>
      <text:p text:style-name="P2">Thanks for inviting me to the Idaho cabin – it was simply delightful visiting you and your in-laws in the great Gem State over this past weekend. That’s Idaho’s real, official nickname by the way – the Gem State – isn’t that cool? I am still at a loss to describe how it felt to meet my niece, except to say that she is simply light incarnate. Although you don’t see it, I’ve been showing all of her baby pictures to any friend or coworker who has the misfortune to be near me while I have my phone out. A dear friend of mine, and a new father as well, still doesn’t believe that your 3-month-old already sleeps through the night, but now I have been there to confirm how considerate your baby girl was of all the adult’s shut-eye.</text:p>
      <text:p text:style-name="Text_20_body"/>
      <text:p text:style-name="P2">Please do not think that I haven’t noticed your hard work at stilling the waves of conflict that this San Franciscan brings to an otherwise peaceful family gathering. You must understand that, in addition to it being my own personal interest, the lively defense of our hometown is something like a national pastime for us over here. Sometimes I worry that the love I spout for this golden city of my heart will cause some tension for the people who live so far away from it. The only thing I hear about home, you understand, is constant and droning talk of its sudden, yet inevitable, demise. The internet, and perhaps the news media as well, is so far disconnected from my daily reality that I have a pervading sense of dread when I meet people whose only interaction with the Bay Area is through a filter of sensationalized click-bait. So, it was to my delight that everyone – extended family and all – was open to hearing my life’s experience in the land of the Golden Gate and even updating their beliefs after a while.</text:p>
      <text:p text:style-name="Text_20_body"/>
      <text:p text:style-name="P2">And so, like a mouse with a cookie, I come to you today asking for a glass of milk.</text:p>
      <text:p text:style-name="Text_20_body"/>
      <text:p text:style-name="P4"><text:span text:style-name="T1">On our car ride back to the airport, when it was just us brothers, we </text:span><text:span text:style-name="T3">CONTINUE THIS</text:span></text:p>
      <text:p text:style-name="Text_20_body"/>
      <text:p text:style-name="P2">I do hope that you will forgive my biases in this matter. I think you will hardly need a letter to know how I wish everyone would vote in this election but, to avoid any accusations of preaching, I promise you that will not make the positive case for any candidate and, also, that will not demand of you any more patriotism than you already hold in your heart. We both love this country in our own way – I could hardly ask for more.</text:p>
      <text:p text:style-name="Text_20_body"/>
      <text:p text:style-name="P2">We stand again on the precipice of a historical choice for our great land. I write this with the full understanding that this call is made of you every four years – and yet I would also forward the truth that every citizen since 1776 has had this asked of them. In a sense, we are all in the company of the great Americans who have come before us – from Thomas Jefferson to Martin Luther King Jr, from Ruth Bader Ginsburg to Susan B. Anthony – and I would plead that we treat their presence with the shoes-removing, hand-washing reverence that accompanies a hallowed ground of any other religion. This one is ours and I am ecstatic for our service this November.</text:p>
      <text:p text:style-name="Text_20_body"><text:soft-page-break/></text:p>
      <text:p text:style-name="P2">Although we are called to vote every two years – indeed, I would hope that we come to our house of worship twice as often – it is, to me, undeniable that our election of a president is the most important of our duties. I have, however, detected as of late a sort of shibboleth that the president doesn’t do much, or that their position is largely ceremonial, or perhaps that their only function is to represent us to the rest of the world. <text:s/>While I believe this is ludicrous on its face, I will gladly take the opportunity to speak about the importance of our chief executive.</text:p>
      <text:p text:style-name="Text_20_body"/>
      <text:p text:style-name="P2">First, let us say for the moment that the president’s role is, in fact, largely ceremonial. Should we not then take great care to elect a president who represents both to us and to the rest of the world our own ideals for how an American ought to live? Whether we are aware of it or not, each of us holds closely to our own image of how an American should behave in their daily lives. We all share the same language when we say that someone is a good man; a good woman. Who among us truly disagrees that President Obama represented the heights of American intelligence – or that President Bush displayed a deep American patriotism in the days following September 11th? Would our country exist as it does today if each of us did not aspire to the leadership of F.D.R? To that shining city upon a hill that Regan instilled within our souls? Are we not a more perfect union for having rejected the crimes committed by Richard Nixon?</text:p>
      <text:p text:style-name="Text_20_body"/>
      <text:p text:style-name="P2">If the character of a nation is nothing more than the sum of its many citizens, what character does Donald Trump contribute? Which of his numerous traits would you wish to see your fellow Americans strive towards? When a foreigner speaks of our shining city, which of Donald’s Trump’s actions, speeches, deeds would you be happy to hear them bring up? <text:s/>I would put it to you that Mr. Trump’s supporters repeat but one praiseworthy trait of our former president – his strength.</text:p>
      <text:p text:style-name="Text_20_body"/>
      <text:p text:style-name="P4"><text:span text:style-name="T1">I have often wondered what President Trump’s supporters mean by strength, however. <text:s/>It did seem like he had a relatively cordial relationship with his fellow world leaders (including a few with whom I wish he were a bit </text:span><text:span text:style-name="T4">less</text:span><text:span text:style-name="T5"> </text:span><text:span text:style-name="T1">cordial) and so I don’t think they could mean he was tough on foreign policy. Similarly, I reject the idea that they base these claims of strength on the blatant contempt for his political opponents. That, at least by the way you have I have been raised, would be the opposite of strength. A man defined by his distaste for others is a man controlled by those people.</text:span></text:p>
      <text:p text:style-name="Text_20_body"/>
      <text:p text:style-name="P4"><text:span text:style-name="T2">No, by strength I can only assume they mean something like decisiveness.  In this regard, President Trump is certainly decisive, and perhaps there is something to be said about the power of a leader who can make a decision and follow through on it. However, I would struggle mightily to name a single action he took during his four years that I could be happy he was decisive on.</text:span><text:span text:style-name="T5"> </text:span><text:span text:style-name="T1">Even amongst the presidents we would disagree on – Obama, Bush, Biden – we could name for them numerous policies carried out under their name. The ACA, the Patriot Act, the Infrastructure Bill are only a few that come to mind. And yet, for the host of supporters Trump has at his back, I have never heard one of them name a piece of legislation of his that they were happy with. <text:s/>I am completely at a loss when any conversation with Trump supporters feels like wading through a swamp of baseless assertions that the reality I’ve experienced isn’t real. Every conversation asserts that crime was lower under Trump – no it </text:span><text:soft-page-break/><text:span text:style-name="T1">wasn’t – or that the economy was better – no again – or that there was less corruption – there was more – or that we were involved in less wars – no we weren’t – that it feels to me that there was never any rational reason to support Trump in the first place. <text:s/>So, for the sake of representing the other side fairly, and perhaps to save my sanity, I will name a few of Trump’s policies that I believe his supporters might have overlooked.</text:span></text:p>
      <text:p text:style-name="Text_20_body"/>
      <text:p text:style-name="P4"><text:span text:style-name="T1">First, President Donald Trump undoubtedly had a more forceful border policy. From memory I cannot name the difference in millions of crossings that Trump and his administration prevented but, again and for the sake of honesty, it was </text:span><text:span text:style-name="T4">many</text:span><text:span text:style-name="T5"> </text:span><text:span text:style-name="T1">millions. I agree that the Trump administration’s – perhaps the Republicans’ – policy on this front has been more effective but, I ask you, towards which goal? <text:s/>Do we, as thinking citizens of these United States, truthfully believe that the main purpose of our immigration policy should be to prevent as many immigrants as possible from entering? Honestly – should we look between two years of immigration and consider the lower number to be better? Again, I put it to you that we would not and should not believe this.</text:span></text:p>
      <text:p text:style-name="Text_20_body"/>
      <text:p text:style-name="P4"><text:span text:style-name="T1">Rather, I believe that we would consider Trump’s border policy to be superior because the grand total of </text:span><text:span text:style-name="T4">illegal </text:span><text:span text:style-name="T1">immigration was kept under control. It would be more than fair to say that the number of people abusing our immigration system has increased, but if we wouldn’t consider lower immigration to be better, but illegal immigration to be undesirable across the board – doesn’t that seem to imply that what we really want as citizens of these great states is an immigration plan? <text:s/>If there truly are people who wish to enter this country, those who would do it by crossing our harsh southern border, and who would wait for our overworked border patrol to process them in a camp in Arizona or Texas or New Mexico or California only to work a low income job for two years, pay nearly all our taxes, benefit from none of them, and leave at the end of their asylum allowance – should there not be a legal process by which they can enter?</text:span></text:p>
      <text:p text:style-name="Text_20_body"/>
      <text:p text:style-name="P4"><text:span text:style-name="T1">My direction is obvious on this matter – what policy has Trump presented towards this goal? There is none. None even in the face of American history, which has seen bipartisan immigration reform from every president in our past. Obama legislated the Dreamers, Regan gave illegal immigrants who wanted it citizenship, but Trump has only blocked reform. He did this both </text:span><text:span text:style-name="T4">during</text:span><text:span text:style-name="T5"> </text:span><text:span text:style-name="T1">his presidency – and remember he had a supermajority in Congress for 2 years – as well as during Biden’s presidency where he commanded the senate Republicans to kill their </text:span><text:span text:style-name="T4">own </text:span><text:span text:style-name="T1">bill, which would have made allowances for work permits and shored up the rules surrounding asylum seekers. His reasoning on this I will leave to you.</text:span></text:p>
      <text:p text:style-name="Text_20_body"/>
      <text:p text:style-name="P2">Furthermore, I believe we could reasonably credit Trump for his executive order called Operation Warp Speed. Without exaggeration, I and many others believe that the COVID vaccines simply would not have been created, or at least not as quickly as they were, were it not for the allowances of Operation Warpspeed. What an unbelievable triumph of American (and German!) ingenuity, an exceptional example of capitalism and the power of the west. So, it is with a heavy heart that I believe – no, I know – that Mr. Trump would never do this again.</text:p>
      <text:p text:style-name="Text_20_body"/>
      <text:p text:style-name="P2"><text:soft-page-break/>How can I be so sure of this? Ask yourself, who amongst his supporters is happy that the vaccine exists? If this is truly the great triumph of his administration, which of Trump’s appointees speaks happily of his role in the vaccine creation? He was absolutely instrumental in the policy that made some of the most advanced vaccines in human history and yet he distances himself from them at every opportunity. I ask you, why? <text:s/>It is because he and his supporters view these policies as shameful – as a mistake of the Trump administration to be overlooked. He will not make the same mistake again.</text:p>
      <text:p text:style-name="Text_20_body"/>
      <text:p text:style-name="P2">Past this, the only policy I might find beneficial to the American public would be the Tax Cuts and Jobs Act which reduced the median tax burden of a citizen by $553 per year or $46.08 a month. Can the good people of this country be bought so easily? Even if we were to say that all help is good help for the average citizen, we must also remember that the federal corporate tax receipts fell by $409 billion in 2017 and then another $269 billion the following year.  Should we really consider this a good policy for average folk?  For a final time, I submit that we should not.</text:p>
      <text:p text:style-name="Text_20_body"/>
      <text:p text:style-name="P4"><text:span text:style-name="T1">And now, we come to the matter of January 6th</text:span><text:span text:style-name="T5"> – </text:span><text:span text:style-name="T1">one which does certainly inspire the most passionate of conversations around many-a-dinner table. I promise that I will keep my thoughts brief so as not to spoil any future meals we might have together.  Instead, I will simply ask, “Do you believe that on January 6th, Donald Trump directed a crowd of people to riot against the American Congress in an attempt to overturn the results of our free and fair election?” And, before you respond, why do you think his own people don’t even deny this?</text:span></text:p>
      <text:p text:style-name="Text_20_body"/>
      <text:p text:style-name="P4"><text:span text:style-name="T1">I have heard innumerable Trump supporters behave as if the insurrection on January 6th</text:span><text:span text:style-name="T5"> – </text:span><text:span text:style-name="T1">and I will call it an insurrection for the sake of definition – was just a protest against a stolen election or as if the insurrection did not matter on the account that it didn’t work. This, at least to me, rings extremely hollow. <text:s/>What other crimes would we make these same allowances for? <text:s/>If someone attempted to break into your house but was repelled by your dogs, would you tell your wife that the break-in didn’t work, so we shouldn’t press charges on the potential burglar? <text:s/>In what instance would we accept incompetence as a valid defense for a crime? How many criminals do you think have walked free because their lawyer argued that they’re too stupid to really commit a crime? And furthermore, in what instance would we accept that a crime is okay when committed by a person who was </text:span><text:span text:style-name="T4">really angry</text:span><text:span text:style-name="T1">? <text:s/>Have you ever walked up to the scene of an assault and asked the victim, “Well, did you make your assaulter </text:span><text:span text:style-name="T4">really</text:span><text:span text:style-name="T5"> </text:span><text:span text:style-name="T1">mad?” <text:s/>Those who support Trump after the insurrection on January 6th follow the same pattern that every criminal you’ve ever met follows: It didn’t happen, and if it did it wasn’t a big deal, and if it was it’s not their fault, and if it was they didn’t know what they were doing, and if they did you deserved it.</text:span></text:p>
      <text:p text:style-name="Text_20_body"/>
      <text:p text:style-name="P2">It did happen, by the way. <text:s/>There have been no cases of voter fraud in the 2020 election that would have changed the outcome of a single state’s vote. We have evidence of this from the 62 (count ‘em) cases that Trump and his lawyers filed against the election results, 61 of which he lost and one that he won, didn’t invalidate enough votes to change the election results, then had the ruling vacated when it <text:soft-page-break/>got to the Pennsylvania Supreme Court. He’s 0-62 on these election fraud cases, even if that last one took a while.</text:p>
      <text:p text:style-name="Text_20_body"/>
      <text:p text:style-name="P2">Furthermore, his own pundits don’t believe there was voter fraud. Pence no longer supports him, his own Attorney General Barr refuses to work with him again, Tucker Carlson has pages and pages of text messages talking about how stupid he thinks people are for believing in the election fraud conspiracy, Rudy Guliani went to court over his election lies and his only defense was that it should be his American right to lie about whatever he wants. These last two instances we know of because of the astronomically huge settlements Tucker and Guliani paid over this – $409 million in the case of Guliani, who discovered that it was not within his rights to lie – and $787 million in the case of Tucker and Fox News – the largest defamation loss in American history.</text:p>
      <text:p text:style-name="Text_20_body"/>
      <text:p text:style-name="P2">Nobody believes voter fraud happened – so why did they repeatedly lie to the American people? Again, I will leave it to you.</text:p>
      <text:p text:style-name="Text_20_body"/>
      <text:p text:style-name="P4"><text:span text:style-name="T1">Finally, if there are people still in the crowd who believe the insurrection on January 6th</text:span><text:span text:style-name="T5"> </text:span><text:span text:style-name="T1">wasn’t that big of a deal, thank you so much for staying to the end. I think that very few would in your position, so I hope you will hear me when I say that it is on the topic of January 6th</text:span><text:span text:style-name="T5"> </text:span><text:span text:style-name="T1">alone that would drive me to vote for a corpse over the former president – indeed, my vote for Joe Biden in 2024 nearly was – and that reason is simply that the insurrection </text:span><text:span text:style-name="T4">was </text:span><text:span text:style-name="T1">a </text:span><text:span text:style-name="T4">huge </text:span><text:span text:style-name="T1">deal.</text:span></text:p>
      <text:p text:style-name="Text_20_body"/>
      <text:p text:style-name="P2">To summarize Mr. Trump’s actions, he had his personal lawyers send in 7 slates of fake electors to 7 different states who promised to cast their state's electoral votes in favor of Donald Trump instead of Joe Biden. When these fake electors were turned away by the states – correctly might I add – Donald Trump began pressuring Mike Pence to accept the slates of fake electors instead of the legitimate ones that the states themselves sent in. And when the former vice-president said no, he called a crowd out to the Capital on the same day that Mike Pence was set to certify the vote, whipped them into a riot, and sent them to Congress.</text:p>
      <text:p text:style-name="Text_20_body"/>
      <text:p text:style-name="P4"><text:span text:style-name="T1">If this were not true, then ask yourself – what were the insurrectionists protesting on January 6th? Why were they chanting “Hang Mike Pence?” Why did it take Donald Trump 3 hours to call the riot off? When the United States took him to court over this, why was his lawyers' only defense that he should be immune from criminal prosecution?</text:span></text:p>
      <text:p text:style-name="Text_20_body"/>
      <text:p text:style-name="P4"><text:span text:style-name="T1">It is clear to me and to anyone with eyes who wishes to see that Donald Trump </text:span><text:span text:style-name="T4">intended </text:span><text:span text:style-name="T1">to overturn the results of a free and fair election. This would have been terrible enough were it for local elections, simply unforgivable had it been for the United States Congress, but it was for the presidency – the most sacred of our duties – and so for Donald Trump’s actions I can call it nothing less than treason. Treason against our America, against the cowboy whose freedom is so complete, against the bleary-eyed prisoner of Wall and Street, against me, against you.</text:span></text:p>
      <text:p text:style-name="Text_20_body"/>
      <text:p text:style-name="P2"><text:soft-page-break/>Again, I will ask of you no further patriotism than your heart already holds – indeed, no man could. I can only ask for your to follow what your own heart tells you is right.</text:p>
      <text:p text:style-name="P3"/>
      <text:p text:style-name="P3">Thank you for your time. I believe in you.</text:p>
      <text:p text:style-name="P3"/>
      <text:p text:style-name="P3">N. Mitchell</text:p>
      <text:p text:style-name="Text_20_body"><text:span text:style-name="T6"><text:line-break/><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3T15:51:49.801945918</meta:creation-date>
    <dc:date>2024-09-03T15:57:02.792328132</dc:date>
    <meta:editing-duration>PT5M14S</meta:editing-duration>
    <meta:editing-cycles>1</meta:editing-cycles>
    <meta:document-statistic meta:table-count="0" meta:image-count="0" meta:object-count="0" meta:page-count="6" meta:paragraph-count="31" meta:word-count="3007" meta:character-count="16682" meta:non-whitespace-character-count="13636"/>
    <meta:generator>LibreOffice/7.3.7.2$Linux_X86_64 LibreOffice_project/30$Build-2</meta:generator>
  </office:meta>
</office:document-meta>
</file>